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3429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1.2291in"/>
    </style:style>
    <style:style style:name="co6" style:family="table-column">
      <style:table-column-properties fo:break-before="auto" style:column-width="1.3008in"/>
    </style:style>
    <style:style style:name="co7" style:family="table-column">
      <style:table-column-properties fo:break-before="auto" style:column-width="1.4862in"/>
    </style:style>
    <style:style style:name="co8" style:family="table-column">
      <style:table-column-properties fo:break-before="auto" style:column-width="1.4791in"/>
    </style:style>
    <style:style style:name="co10" style:family="table-column">
      <style:table-column-properties fo:break-before="auto" style:column-width="0.7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5"/>
    <style:style style:name="ce8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counts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4"/>
        <table:table-row table:style-name="ro1">
          <table:table-cell/>
          <table:table-cell table:style-name="ce1" office:value-type="string" calcext:value-type="string" table:number-columns-spanned="3" table:number-rows-spanned="1">
            <text:p>Classes</text:p>
          </table:table-cell>
          <table:covered-table-cell table:number-columns-repeated="2" table:style-name="Default"/>
          <table:table-cell table:style-name="ce3" office:value-type="string" calcext:value-type="string" table:number-columns-spanned="3" table:number-rows-spanned="1">
            <text:p>Deals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istribution</text:p>
          </table:table-cell>
          <table:table-cell table:style-name="ce1" office:value-type="string" calcext:value-type="string">
            <text:p><text:s/>Exhaustive Search</text:p>
          </table:table-cell>
          <table:table-cell table:style-name="ce1" office:value-type="string" calcext:value-type="string">
            <text:p><text:s/>Heuristic</text:p>
          </table:table-cell>
          <table:table-cell table:style-name="ce1" office:value-type="string" calcext:value-type="string">
            <text:p><text:s/>Short Five</text:p>
          </table:table-cell>
          <table:table-cell table:style-name="ce1" office:value-type="string" calcext:value-type="string">
            <text:p>Exhaustive Search</text:p>
          </table:table-cell>
          <table:table-cell table:style-name="ce1" office:value-type="string" calcext:value-type="string">
            <text:p><text:s/>Heuristic</text:p>
          </table:table-cell>
          <table:table-cell table:style-name="ce1" office:value-type="string" calcext:value-type="string">
            <text:p><text:s/>Short Five</text:p>
          </table:table-cell>
          <table:table-cell table:style-name="Default" office:value-type="string" calcext:value-type="string">
            <text:p><text:s/>Solutions</text:p>
          </table:table-cell>
          <table:table-cell table:style-name="Default"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13-10-2-0</text:p>
          </table:table-cell>
          <table:table-cell office:value-type="float" office:value="11388" calcext:value-type="float">
            <text:p>11,3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392" calcext:value-type="float">
            <text:p>535,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392" calcext:value-type="float">
            <text:p>535,392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13-10-1-1</text:p>
          </table:table-cell>
          <table:table-cell office:value-type="float" office:value="13286" calcext:value-type="float">
            <text:p>13,2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008" calcext:value-type="float">
            <text:p>580,0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0008" calcext:value-type="float">
            <text:p>580,008</text:p>
          </table:table-cell>
          <table:table-cell office:value-type="float" office:value="1.29" calcext:value-type="float">
            <text:p>1.29</text:p>
          </table:table-cell>
        </table:table-row>
        <table:table-row table:style-name="ro1">
          <table:table-cell office:value-type="string" calcext:value-type="string">
            <text:p>12-11-2-0</text:p>
          </table:table-cell>
          <table:table-cell office:value-type="float" office:value="42588" calcext:value-type="float">
            <text:p>42,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8208" calcext:value-type="float">
            <text:p>1,898,2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8208" calcext:value-type="float">
            <text:p>1,898,208</text:p>
          </table:table-cell>
          <table:table-cell office:value-type="float" office:value="3.94" calcext:value-type="float">
            <text:p>3.94</text:p>
          </table:table-cell>
        </table:table-row>
        <table:table-row table:style-name="ro1">
          <table:table-cell office:value-type="string" calcext:value-type="string">
            <text:p>12-11-1-1</text:p>
          </table:table-cell>
          <table:table-cell office:value-type="float" office:value="49686" calcext:value-type="float">
            <text:p>49,6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6392" calcext:value-type="float">
            <text:p>2,056,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6248" calcext:value-type="float">
            <text:p>2,056,248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string" calcext:value-type="string">
            <text:p>13-9-3-0 </text:p>
          </table:table-cell>
          <table:table-cell office:value-type="float" office:value="104390" calcext:value-type="float">
            <text:p>104,3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7760" calcext:value-type="float">
            <text:p>4,907,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07760" calcext:value-type="float">
            <text:p>4,907,760</text:p>
          </table:table-cell>
          <table:table-cell office:value-type="float" office:value="10.04" calcext:value-type="float">
            <text:p>10.04</text:p>
          </table:table-cell>
        </table:table-row>
        <table:table-row table:style-name="ro1">
          <table:table-cell office:value-type="string" calcext:value-type="string">
            <text:p>13-9-2-1 </text:p>
          </table:table-cell>
          <table:table-cell office:value-type="float" office:value="370110" calcext:value-type="float">
            <text:p>370,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0240" calcext:value-type="float">
            <text:p>17,400,2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00240" calcext:value-type="float">
            <text:p>17,400,240</text:p>
          </table:table-cell>
          <table:table-cell office:value-type="float" office:value="36.04" calcext:value-type="float">
            <text:p>36.04</text:p>
          </table:table-cell>
        </table:table-row>
        <table:table-row table:style-name="ro1">
          <table:table-cell office:value-type="string" calcext:value-type="string">
            <text:p>11-11-3-0</text:p>
          </table:table-cell>
          <table:table-cell office:value-type="float" office:value="449826" calcext:value-type="float">
            <text:p>449,8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80288" calcext:value-type="float">
            <text:p>20,880,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58160" calcext:value-type="float">
            <text:p>20,858,160</text:p>
          </table:table-cell>
          <table:table-cell office:value-type="float" office:value="40.15" calcext:value-type="float">
            <text:p>40.15</text:p>
          </table:table-cell>
        </table:table-row>
        <table:table-row table:style-name="ro1">
          <table:table-cell office:value-type="string" calcext:value-type="string">
            <text:p>13-8-4-0 </text:p>
          </table:table-cell>
          <table:table-cell office:value-type="float" office:value="465465" calcext:value-type="float">
            <text:p>465,4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920" calcext:value-type="float">
            <text:p>22,084,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920" calcext:value-type="float">
            <text:p>22,084,920</text:p>
          </table:table-cell>
          <table:table-cell office:value-type="float" office:value="48.66" calcext:value-type="float">
            <text:p>48.66</text:p>
          </table:table-cell>
        </table:table-row>
        <table:table-row table:style-name="ro1">
          <table:table-cell office:value-type="string" calcext:value-type="string">
            <text:p>12-10-3-0</text:p>
          </table:table-cell>
          <table:table-cell office:value-type="float" office:value="542828" calcext:value-type="float">
            <text:p>542,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20352" calcext:value-type="float">
            <text:p>25,520,3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06240" calcext:value-type="float">
            <text:p>25,506,240</text:p>
          </table:table-cell>
          <table:table-cell office:value-type="float" office:value="50.5" calcext:value-type="float">
            <text:p>50.50</text:p>
          </table:table-cell>
        </table:table-row>
        <table:table-row table:style-name="ro1">
          <table:table-cell office:value-type="string" calcext:value-type="string">
            <text:p>11-11-2-1</text:p>
          </table:table-cell>
          <table:table-cell office:value-type="float" office:value="1682226" calcext:value-type="float">
            <text:p>1,682,2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030112" calcext:value-type="float">
            <text:p>74,030,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958640" calcext:value-type="float">
            <text:p>73,958,640</text:p>
          </table:table-cell>
          <table:table-cell office:value-type="float" office:value="145.57" calcext:value-type="float">
            <text:p>145.57</text:p>
          </table:table-cell>
        </table:table-row>
        <table:table-row table:style-name="ro1">
          <table:table-cell office:value-type="string" calcext:value-type="string">
            <text:p>12-10-2-1</text:p>
          </table:table-cell>
          <table:table-cell office:value-type="float" office:value="1924572" calcext:value-type="float">
            <text:p>1,924,5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481248" calcext:value-type="float">
            <text:p>90,481,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435120" calcext:value-type="float">
            <text:p>90,435,120</text:p>
          </table:table-cell>
          <table:table-cell office:value-type="float" office:value="176.85" calcext:value-type="float">
            <text:p>176.85</text:p>
          </table:table-cell>
        </table:table-row>
        <table:table-row table:style-name="ro1">
          <table:table-cell office:value-type="string" calcext:value-type="string">
            <text:p>13-8-2-2 </text:p>
          </table:table-cell>
          <table:table-cell office:value-type="float" office:value="2005731" calcext:value-type="float">
            <text:p>2,005,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61296" calcext:value-type="float">
            <text:p>93,961,2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960864" calcext:value-type="float">
            <text:p>93,960,864</text:p>
          </table:table-cell>
          <table:table-cell office:value-type="float" office:value="214.78" calcext:value-type="float">
            <text:p>214.78</text:p>
          </table:table-cell>
        </table:table-row>
        <table:table-row table:style-name="ro1">
          <table:table-cell office:value-type="string" calcext:value-type="string">
            <text:p>13-8-3-1 </text:p>
          </table:table-cell>
          <table:table-cell office:value-type="float" office:value="2420418" calcext:value-type="float">
            <text:p>2,420,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41584" calcext:value-type="float">
            <text:p>114,841,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4841152" calcext:value-type="float">
            <text:p>114,841,152</text:p>
          </table:table-cell>
          <table:table-cell office:value-type="float" office:value="256.19" calcext:value-type="float">
            <text:p>256.19</text:p>
          </table:table-cell>
        </table:table-row>
        <table:table-row table:style-name="ro1">
          <table:table-cell office:value-type="string" calcext:value-type="string">
            <text:p>12-9-4-0 </text:p>
          </table:table-cell>
          <table:table-cell office:value-type="float" office:value="3392675" calcext:value-type="float">
            <text:p>3,392,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502200" calcext:value-type="float">
            <text:p>159,502,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346728" calcext:value-type="float">
            <text:p>159,346,728</text:p>
          </table:table-cell>
          <table:table-cell office:value-type="float" office:value="315.85" calcext:value-type="float">
            <text:p>315.85</text:p>
          </table:table-cell>
        </table:table-row>
        <table:table-row table:style-name="ro1">
          <table:table-cell office:value-type="string" calcext:value-type="string">
            <text:p>13-7-4-1 </text:p>
          </table:table-cell>
          <table:table-cell office:value-type="float" office:value="8068060" calcext:value-type="float">
            <text:p>8,068,0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05280" calcext:value-type="float">
            <text:p>382,805,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01104" calcext:value-type="float">
            <text:p>382,801,104</text:p>
          </table:table-cell>
          <table:table-cell office:value-type="float" office:value="973.92" calcext:value-type="float">
            <text:p>973.92</text:p>
          </table:table-cell>
        </table:table-row>
        <table:table-row table:style-name="ro1">
          <table:table-cell office:value-type="string" calcext:value-type="string">
            <text:p>11-10-4-0</text:p>
          </table:table-cell>
          <table:table-cell office:value-type="float" office:value="8142420" calcext:value-type="float">
            <text:p>8,142,4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805280" calcext:value-type="float">
            <text:p>382,805,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1802224" calcext:value-type="float">
            <text:p>381,802,224</text:p>
          </table:table-cell>
          <table:table-cell office:value-type="float" office:value="580.64" calcext:value-type="float">
            <text:p>580.64</text:p>
          </table:table-cell>
        </table:table-row>
        <table:table-row table:style-name="ro1">
          <table:table-cell office:value-type="string" calcext:value-type="string">
            <text:p>12-8-5-0 </text:p>
          </table:table-cell>
          <table:table-cell office:value-type="float" office:value="8463" calcext:value-type="float">
            <text:p>8,463</text:p>
          </table:table-cell>
          <table:table-cell office:value-type="float" office:value="0" calcext:value-type="float">
            <text:p>0</text:p>
          </table:table-cell>
          <table:table-cell office:value-type="float" office:value="10883418" calcext:value-type="float">
            <text:p>10,883,418</text:p>
          </table:table-cell>
          <table:table-cell office:value-type="float" office:value="401544" calcext:value-type="float">
            <text:p>401,544</text:p>
          </table:table-cell>
          <table:table-cell office:value-type="float" office:value="0" calcext:value-type="float">
            <text:p>0</text:p>
          </table:table-cell>
          <table:table-cell office:value-type="float" office:value="516385584" calcext:value-type="float">
            <text:p>516,385,584</text:p>
          </table:table-cell>
          <table:table-cell office:value-type="float" office:value="516787128" calcext:value-type="float">
            <text:p>516,787,128</text:p>
          </table:table-cell>
          <table:table-cell office:value-type="float" office:value="0.48" calcext:value-type="float">
            <text:p>.48</text:p>
          </table:table-cell>
        </table:table-row>
        <table:table-row table:style-name="ro1">
          <table:table-cell office:value-type="string" calcext:value-type="string">
            <text:p>13-6-5-1 </text:p>
          </table:table-cell>
          <table:table-cell office:value-type="float" office:value="14522508" calcext:value-type="float">
            <text:p>14,522,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049504" calcext:value-type="float">
            <text:p>689,049,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9049504" calcext:value-type="float">
            <text:p>689,049,504</text:p>
          </table:table-cell>
          <table:table-cell office:value-type="float" office:value="1379.24" calcext:value-type="float">
            <text:p>1,379.24</text:p>
          </table:table-cell>
        </table:table-row>
        <table:table-row table:style-name="ro1">
          <table:table-cell office:value-type="string" calcext:value-type="string">
            <text:p>12-9-2-2 </text:p>
          </table:table-cell>
          <table:table-cell office:value-type="float" office:value="14619345" calcext:value-type="float">
            <text:p>14,619,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609360" calcext:value-type="float">
            <text:p>678,609,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8010536" calcext:value-type="float">
            <text:p>678,010,536</text:p>
          </table:table-cell>
          <table:table-cell office:value-type="float" office:value="1417.67" calcext:value-type="float">
            <text:p>1,417.67</text:p>
          </table:table-cell>
        </table:table-row>
        <table:table-row table:style-name="ro1">
          <table:table-cell office:value-type="string" calcext:value-type="string">
            <text:p>12-9-3-1 </text:p>
          </table:table-cell>
          <table:table-cell office:value-type="float" office:value="17641910" calcext:value-type="float">
            <text:p>17,641,9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9411440" calcext:value-type="float">
            <text:p>829,411,4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8657600" calcext:value-type="float">
            <text:p>828,657,600</text:p>
          </table:table-cell>
          <table:table-cell office:value-type="float" office:value="1685.73" calcext:value-type="float">
            <text:p>1,685.73</text:p>
          </table:table-cell>
        </table:table-row>
        <table:table-row table:style-name="ro1">
          <table:table-cell office:value-type="string" calcext:value-type="string">
            <text:p>13-7-3-2 </text:p>
          </table:table-cell>
          <table:table-cell office:value-type="float" office:value="19363344" calcext:value-type="float">
            <text:p>19,363,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32672" calcext:value-type="float">
            <text:p>918,732,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20864" calcext:value-type="float">
            <text:p>918,720,864</text:p>
          </table:table-cell>
          <table:table-cell office:value-type="float" office:value="2358.5" calcext:value-type="float">
            <text:p>2,358.50</text:p>
          </table:table-cell>
        </table:table-row>
        <table:table-row table:style-name="ro1">
          <table:table-cell office:value-type="string" calcext:value-type="string">
            <text:p>12-7-6-0 </text:p>
          </table:table-cell>
          <table:table-cell office:value-type="float" office:value="19363344" calcext:value-type="float">
            <text:p>19,363,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32672" calcext:value-type="float">
            <text:p>918,732,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8732672" calcext:value-type="float">
            <text:p>918,732,672</text:p>
          </table:table-cell>
          <table:table-cell office:value-type="float" office:value="1089.24" calcext:value-type="float">
            <text:p>1,089.24</text:p>
          </table:table-cell>
        </table:table-row>
        <table:table-row table:style-name="ro1">
          <table:table-cell office:value-type="string" calcext:value-type="string">
            <text:p>13-5-5-2 </text:p>
          </table:table-cell>
          <table:table-cell office:value-type="float" office:value="34810776" calcext:value-type="float">
            <text:p>34,810,7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0361384" calcext:value-type="float">
            <text:p>1,550,361,3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0361384" calcext:value-type="float">
            <text:p>1,550,361,384</text:p>
          </table:table-cell>
          <table:table-cell office:value-type="float" office:value="3905.59" calcext:value-type="float">
            <text:p>3,905.59</text:p>
          </table:table-cell>
        </table:table-row>
        <table:table-row table:style-name="ro1">
          <table:table-cell office:value-type="string" calcext:value-type="string">
            <text:p>11-10-2-2</text:p>
          </table:table-cell>
          <table:table-cell office:value-type="float" office:value="35086428" calcext:value-type="float">
            <text:p>35,086,4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8662464" calcext:value-type="float">
            <text:p>1,628,662,4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4655940" calcext:value-type="float">
            <text:p>1,624,655,940</text:p>
          </table:table-cell>
          <table:table-cell office:value-type="float" office:value="2524.85" calcext:value-type="float">
            <text:p>2,524.85</text:p>
          </table:table-cell>
        </table:table-row>
        <table:table-row table:style-name="ro1">
          <table:table-cell office:value-type="string" calcext:value-type="string">
            <text:p>13-6-3-3 </text:p>
          </table:table-cell>
          <table:table-cell office:value-type="float" office:value="35623588" calcext:value-type="float">
            <text:p>35,623,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4343232" calcext:value-type="float">
            <text:p>1,684,343,2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4258032" calcext:value-type="float">
            <text:p>1,684,258,032</text:p>
          </table:table-cell>
          <table:table-cell office:value-type="float" office:value="5213.06" calcext:value-type="float">
            <text:p>5,213.06</text:p>
          </table:table-cell>
        </table:table-row>
        <table:table-row table:style-name="ro1">
          <table:table-cell office:value-type="string" calcext:value-type="string">
            <text:p>10-10-4-1</text:p>
          </table:table-cell>
          <table:table-cell office:value-type="float" office:value="194739545" calcext:value-type="float">
            <text:p>194,739,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23525840" calcext:value-type="float">
            <text:p>9,123,525,8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4136520" calcext:value-type="float">
            <text:p>9,064,136,520</text:p>
          </table:table-cell>
          <table:table-cell table:style-name="ce8" office:value-type="float" office:value="8259.04" calcext:value-type="float">
            <text:p>8,259.04</text:p>
          </table:table-cell>
        </table:table-row>
        <table:table-row table:style-name="ro1">
          <table:table-cell table:style-name="ce2" office:value-type="string" calcext:value-type="string">
            <text:p>10-9-6-0 </text:p>
          </table:table-cell>
          <table:table-cell office:value-type="float" office:value="177497320" calcext:value-type="float">
            <text:p>177,497,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21716160" calcext:value-type="float">
            <text:p>8,421,716,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20984400" calcext:value-type="float">
            <text:p>8,420,984,400</text:p>
          </table:table-cell>
          <table:table-cell table:style-name="ce8" office:value-type="float" office:value="4292.86" calcext:value-type="float">
            <text:p>4,292.86</text:p>
          </table:table-cell>
        </table:table-row>
        <table:table-row table:style-name="ro1">
          <table:table-cell office:value-type="string" calcext:value-type="string">
            <text:p>11-10-3-1</text:p>
          </table:table-cell>
          <table:table-cell office:value-type="float" office:value="42340584" calcext:value-type="float">
            <text:p>42,340,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0587456" calcext:value-type="float">
            <text:p>1,990,587,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5580480" calcext:value-type="float">
            <text:p>1,985,580,480</text:p>
          </table:table-cell>
          <table:table-cell office:value-type="float" office:value="3032.3" calcext:value-type="float">
            <text:p>3,032.30</text:p>
          </table:table-cell>
        </table:table-row>
        <table:table-row table:style-name="ro1">
          <table:table-cell office:value-type="string" calcext:value-type="string">
            <text:p>11-7-7-0 </text:p>
          </table:table-cell>
          <table:table-cell office:value-type="float" office:value="61873812" calcext:value-type="float">
            <text:p>61,873,8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6198016" calcext:value-type="float">
            <text:p>2,756,198,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6198016" calcext:value-type="float">
            <text:p>2,756,198,016</text:p>
          </table:table-cell>
          <table:table-cell office:value-type="float" office:value="4251.53" calcext:value-type="float">
            <text:p>4,251.53</text:p>
          </table:table-cell>
        </table:table-row>
        <table:table-row table:style-name="ro1">
          <table:table-cell office:value-type="string" calcext:value-type="string">
            <text:p>11-8-6-0 </text:p>
          </table:table-cell>
          <table:table-cell office:value-type="float" office:value="87135048" calcext:value-type="float">
            <text:p>87,135,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297024" calcext:value-type="float">
            <text:p>4,134,297,0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4297024" calcext:value-type="float">
            <text:p>4,134,297,024</text:p>
          </table:table-cell>
          <table:table-cell table:style-name="ce8" office:value-type="float" office:value="3818.08" calcext:value-type="float">
            <text:p>3,818.08</text:p>
          </table:table-cell>
        </table:table-row>
        <table:table-row table:style-name="ro1">
          <table:table-cell office:value-type="string" calcext:value-type="string">
            <text:p>11-9-4-1 </text:p>
          </table:table-cell>
          <table:table-cell office:value-type="float" office:value="264628650" calcext:value-type="float">
            <text:p>264,628,6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41171600" calcext:value-type="float">
            <text:p>12,441,171,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81296208" calcext:value-type="float">
            <text:p>12,381,296,208</text:p>
          </table:table-cell>
          <table:table-cell table:style-name="ce8" office:value-type="float" office:value="19789.53" calcext:value-type="float">
            <text:p>19,789.53</text:p>
          </table:table-cell>
        </table:table-row>
        <table:table-row table:style-name="ro1">
          <table:table-cell office:value-type="string" calcext:value-type="string">
            <text:p>11-9-5-0 </text:p>
          </table:table-cell>
          <table:table-cell office:value-type="float" office:value="293386" calcext:value-type="float">
            <text:p>293,386</text:p>
          </table:table-cell>
          <table:table-cell office:value-type="float" office:value="0" calcext:value-type="float">
            <text:p>0</text:p>
          </table:table-cell>
          <table:table-cell office:value-type="float" office:value="36347504" calcext:value-type="float">
            <text:p>36,347,504</text:p>
          </table:table-cell>
          <table:table-cell office:value-type="float" office:value="13807536" calcext:value-type="float">
            <text:p>13,807,536</text:p>
          </table:table-cell>
          <table:table-cell office:value-type="float" office:value="0" calcext:value-type="float">
            <text:p>0</text:p>
          </table:table-cell>
          <table:table-cell office:value-type="float" office:value="1708816224" calcext:value-type="float">
            <text:p>1,708,816,224</text:p>
          </table:table-cell>
          <table:table-cell office:value-type="float" office:value="1722579696" calcext:value-type="float">
            <text:p>1,722,579,696</text:p>
          </table:table-cell>
          <table:table-cell office:value-type="float" office:value="101.36" calcext:value-type="float">
            <text:p>101.36</text:p>
          </table:table-cell>
        </table:table-row>
        <table:table-row table:style-name="ro1">
          <table:table-cell office:value-type="string" calcext:value-type="string">
            <text:p>12-6-6-1 </text:p>
          </table:table-cell>
          <table:table-cell office:value-type="float" office:value="134059926" calcext:value-type="float">
            <text:p>134,059,9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1762368" calcext:value-type="float">
            <text:p>5,971,762,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1762368" calcext:value-type="float">
            <text:p>5,971,762,368</text:p>
          </table:table-cell>
          <table:table-cell table:style-name="ce8" office:value-type="float" office:value="8387.62" calcext:value-type="float">
            <text:p>8,387.62</text:p>
          </table:table-cell>
        </table:table-row>
        <table:table-row table:style-name="ro1">
          <table:table-cell table:style-name="ce2" office:value-type="string" calcext:value-type="string">
            <text:p>12-7-5-1 </text:p>
          </table:table-cell>
          <table:table-cell office:value-type="float" office:value="188792604" calcext:value-type="float">
            <text:p>188,792,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57643552" calcext:value-type="float">
            <text:p>8,957,643,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52709248" calcext:value-type="float">
            <text:p>8,952,709,248</text:p>
          </table:table-cell>
          <table:table-cell table:style-name="ce8" office:value-type="float" office:value="7438.57" calcext:value-type="float">
            <text:p>7,438.57</text:p>
          </table:table-cell>
        </table:table-row>
        <table:table-row table:style-name="ro1">
          <table:table-cell table:style-name="ce2" office:value-type="string" calcext:value-type="string">
            <text:p>12-8-3-2 </text:p>
          </table:table-cell>
          <table:table-cell office:value-type="float" office:value="188792604" calcext:value-type="float">
            <text:p>188,792,6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57643552" calcext:value-type="float">
            <text:p>8,957,643,5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45311872" calcext:value-type="float">
            <text:p>8,945,311,872</text:p>
          </table:table-cell>
          <table:table-cell table:style-name="ce8" office:value-type="float" office:value="12132.53" calcext:value-type="float">
            <text:p>12,132.53</text:p>
          </table:table-cell>
        </table:table-row>
        <table:table-row table:style-name="ro1">
          <table:table-cell office:value-type="string" calcext:value-type="string">
            <text:p>12-8-4-1 </text:p>
          </table:table-cell>
          <table:table-cell office:value-type="float" office:value="78663585" calcext:value-type="float">
            <text:p>78,663,5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32351480" calcext:value-type="float">
            <text:p>3,732,351,4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26858216" calcext:value-type="float">
            <text:p>3,726,858,216</text:p>
          </table:table-cell>
          <table:table-cell table:style-name="ce8" office:value-type="float" office:value="8383.49" calcext:value-type="float">
            <text:p>8,383.49</text:p>
          </table:table-cell>
        </table:table-row>
        <table:table-row table:style-name="ro1">
          <table:table-cell office:value-type="string" calcext:value-type="string">
            <text:p>13-4-4-4 </text:p>
          </table:table-cell>
          <table:table-cell office:value-type="float" office:value="61176830" calcext:value-type="float">
            <text:p>61,176,8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62103500" calcext:value-type="float">
            <text:p>1,462,103,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2323236" calcext:value-type="float">
            <text:p>1,422,323,236</text:p>
          </table:table-cell>
          <table:table-cell office:value-type="float" office:value="21737.4" calcext:value-type="float">
            <text:p>21,737.40</text:p>
          </table:table-cell>
        </table:table-row>
        <table:table-row table:style-name="ro1">
          <table:table-cell office:value-type="string" calcext:value-type="string">
            <text:p>13-5-4-3 </text:p>
          </table:table-cell>
          <table:table-cell office:value-type="float" office:value="133122990" calcext:value-type="float">
            <text:p>133,122,9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16287120" calcext:value-type="float">
            <text:p>6,316,287,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83905024" calcext:value-type="float">
            <text:p>6,283,905,024</text:p>
          </table:table-cell>
          <table:table-cell table:style-name="ce8" office:value-type="float" office:value="29954.36" calcext:value-type="float">
            <text:p>29,954.36</text:p>
          </table:table-cell>
        </table:table-row>
        <table:table-row table:style-name="ro1">
          <table:table-cell office:value-type="string" calcext:value-type="string">
            <text:p>13-6-4-2 </text:p>
          </table:table-cell>
          <table:table-cell office:value-type="float" office:value="48408360" calcext:value-type="float">
            <text:p>48,408,3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6831680" calcext:value-type="float">
            <text:p>2,296,831,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96714560" calcext:value-type="float">
            <text:p>2,296,714,560</text:p>
          </table:table-cell>
          <table:table-cell office:value-type="float" office:value="7133.23" calcext:value-type="float">
            <text:p>7,133.23</text:p>
          </table:table-cell>
        </table:table-row>
        <table:table-row table:style-name="ro1">
          <table:table-cell office:value-type="string" calcext:value-type="string">
            <text:p>9-8-8-0 <text:s/></text:p>
          </table:table-cell>
          <table:table-cell office:value-type="float" office:value="302522220" calcext:value-type="float">
            <text:p>302,522,2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1646020" calcext:value-type="float">
            <text:p>14,211,646,0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211646020" calcext:value-type="float">
            <text:p>14,211,646,020</text:p>
          </table:table-cell>
          <table:table-cell table:style-name="ce8" office:value-type="float" office:value="10659.13" calcext:value-type="float">
            <text:p>10,659.13</text:p>
          </table:table-cell>
        </table:table-row>
        <table:table-row table:style-name="ro1">
          <table:table-cell office:value-type="string" calcext:value-type="string">
            <text:p>9-9-7-0 <text:s/></text:p>
          </table:table-cell>
          <table:table-cell office:value-type="float" office:value="222181960" calcext:value-type="float">
            <text:p>222,181,9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7145200" calcext:value-type="float">
            <text:p>10,527,145,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27145200" calcext:value-type="float">
            <text:p>10,527,145,200</text:p>
          </table:table-cell>
          <table:table-cell table:style-name="ce8" office:value-type="float" office:value="7721.85" calcext:value-type="float">
            <text:p>7,721.85</text:p>
          </table:table-cell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counts.A28:counts.I4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3">00/00/0000</text:date>, <text:time style:data-style-name="N2" text:time-value="10:23:24.775400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0-13T11:50:04.765018987</dc:date>
    <meta:editing-duration>PT2H2M44S</meta:editing-duration>
    <meta:editing-cycles>7</meta:editing-cycles>
    <meta:generator>LibreOffice/6.4.7.2$Linux_X86_64 LibreOffice_project/40$Build-2</meta:generator>
    <meta:document-statistic meta:table-count="2" meta:cell-count="380" meta:object-count="0"/>
  </office:meta>
</office:document-meta>
</file>